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Teodoriku,</text:p>
      <text:p text:style-name="Normal">v tento den plný lásky a pout mezi srdci chci, aby naše spojení nad světskými hranicemi dostalo výjimečný význam. Sdílíme mezi sebou andělské číslo 2, což je symbol spojení, partnerství a harmonie. Toto číslo nás vede k propojení na hlubší, duchovní úrovni a připomíná, že jsme silnější společně než samostatně.</text:p>
      <text:p text:style-name="Normal">Pouštní pochodeň našich duší, archanděl Uriel, ochraňuje toto naše spojení před zkázonosnými bouřemi nedorozumění a opleťí lží. Jeho světlo nám pomáhá rozpoznat pravdu v nás i kolem nás, učí nás, jak být spolehlivými hradbami jeden pro druhého. Kéž nám tedy toto spojení a ochrana našeho anděla pomůže vybudovat mosty porozumění a přinést světlo do každého rohu našeho bytí. Naše cesty jsou nyní propleteny nejen svátkem zamilovaných, ale i neviditelným poutem, které nám bylo svěřeno. S láskou a nadějí na mnoho dalších sdílených okamžiků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